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3pt" style:font-size-asian="13pt" style:font-size-complex="13pt"/>
    </style:style>
    <style:style style:name="P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minar Proposal</text:p>
      <text:p text:style-name="P1"/>
      <text:p text:style-name="P6">How Data Affect Decison?</text:p>
      <text:p text:style-name="P2"/>
      <text:p text:style-name="P1"/>
      <text:p text:style-name="P1"/>
      <text:p text:style-name="P1"/>
      <text:p text:style-name="P4"/>
      <text:p text:style-name="P4">Quick avalibity and faster processing of data has lead to development of <text:span text:style-name="T1">Personal analytics. </text:span><text:span text:style-name="T2">By measuring </text:span><text:span text:style-name="T1">Honest Signals </text:span><text:span text:style-name="T2">like activity, consistency and influence, human behaviour can be modelled accurately, which helps in predicting outcome of social situations.</text:span></text:p>
      <text:p text:style-name="P5"/>
      <text:p text:style-name="P4"><text:span text:style-name="T2">Data available on </text:span><text:span text:style-name="T1">Social Networks </text:span><text:span text:style-name="T2">provides rich information about individuals and their interest which can be used in </text:span><text:span text:style-name="T1">targeted advertisment.</text:span><text:span text:style-name="T2"> Companies lauch their product on social media before they go for mass media to guage responce to advertisment, which gives them ample time to make changes, if any.</text:span></text:p>
      <text:p text:style-name="P5"/>
      <text:p text:style-name="P4"><text:span text:style-name="T2">Ease of data collection and transfer, speeds up </text:span><text:span text:style-name="T1">disaster recovery</text:span><text:span text:style-name="T2"> effort by empowering volunteer with real time information of resources available. It improves the coordination and communication amoung volunteers.</text:span></text:p>
      <text:p text:style-name="P5"/>
      <text:p text:style-name="P4"><text:span text:style-name="T2">All this has lead to development of </text:span><text:span text:style-name="T1">Computational Social Science </text:span><text:span text:style-name="T2">which has revolutinize the way we measure human interaction and understand human nature. Powerful Analysis tools have empowered Ecnomists to perform analysis over huge data sets. This has lead to development of </text:span><text:span text:style-name="T1">Freakonomics</text:span><text:span text:style-name="T2">.</text:span></text:p>
      <text:p text:style-name="P5"/>
      <text:p text:style-name="P5">By Tanay Gahlot(12CSE025)</text:p>
      <text:p text:style-name="P5">Second Year(IV sem)</text:p>
      <text:p text:style-name="P5">National Institute Of Technology,G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1-14T17:58:45</meta:creation-date>
    <dc:date>2014-01-14T18:25:35</dc:date>
    <dc:creator>tanay </dc:creator>
    <meta:editing-duration>PT8M32S</meta:editing-duration>
    <meta:editing-cycles>4</meta:editing-cycles>
    <meta:generator>LibreOffice/3.5$Linux_X86_64 LibreOffice_project/350m1$Build-2</meta:generator>
    <meta:document-statistic meta:table-count="0" meta:image-count="0" meta:object-count="0" meta:page-count="1" meta:paragraph-count="9" meta:word-count="173" meta:character-count="1188" meta:non-whitespace-character-count="1024"/>
  </office:meta>
</office:document-meta>
</file>